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" style:family="table">
      <style:table-properties style:width="16.962cm" table:align="right"/>
    </style:style>
    <style:style style:name="Tablo1.A" style:family="table-column">
      <style:table-column-properties style:column-width="3.729cm"/>
    </style:style>
    <style:style style:name="Tablo1.B" style:family="table-column">
      <style:table-column-properties style:column-width="6.152cm"/>
    </style:style>
    <style:style style:name="Tablo1.C" style:family="table-column">
      <style:table-column-properties style:column-width="1.804cm"/>
    </style:style>
    <style:style style:name="Tablo1.D" style:family="table-column">
      <style:table-column-properties style:column-width="1.806cm"/>
    </style:style>
    <style:style style:name="Tablo1.E" style:family="table-column">
      <style:table-column-properties style:column-width="1.736cm"/>
    </style:style>
    <style:style style:name="Tablo1.F" style:family="table-column">
      <style:table-column-properties style:column-width="1.734cm"/>
    </style:style>
    <style:style style:name="Tablo1.1" style:family="table-row">
      <style:table-row-properties style:min-row-height="0.794cm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F1" style:family="table-cell">
      <style:table-cell-properties fo:padding="0.097cm" fo:border="0.002cm solid #000000"/>
    </style:style>
    <style:style style:name="Tablo1.2" style:family="table-row">
      <style:table-row-properties style:min-row-height="2.058cm"/>
    </style:style>
    <style:style style:name="Tablo1.A2" style:family="table-cell">
      <style:table-cell-properties fo:padding="0.097cm" fo:border-left="0.002cm solid #000000" fo:border-right="none" fo:border-top="none" fo:border-bottom="0.002cm solid #000000"/>
    </style:style>
    <style:style style:name="Tablo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.3" style:family="table-row">
      <style:table-row-properties style:min-row-height="0.635cm"/>
    </style:style>
    <style:style style:name="Tablo1.6" style:family="table-row">
      <style:table-row-properties style:min-row-height="1.498cm"/>
    </style:style>
    <style:style style:name="Tablo2" style:family="table">
      <style:table-properties style:width="17cm" table:align="margins" style:may-break-between-rows="false"/>
    </style:style>
    <style:style style:name="Tablo2.A" style:family="table-column">
      <style:table-column-properties style:column-width="4.249cm" style:rel-column-width="16382*"/>
    </style:style>
    <style:style style:name="Tablo2.B" style:family="table-column">
      <style:table-column-properties style:column-width="4.297cm" style:rel-column-width="16565*"/>
    </style:style>
    <style:style style:name="Tablo2.C" style:family="table-column">
      <style:table-column-properties style:column-width="4.226cm" style:rel-column-width="16293*"/>
    </style:style>
    <style:style style:name="Tablo2.D" style:family="table-column">
      <style:table-column-properties style:column-width="4.226cm" style:rel-column-width="16295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C1" style:family="table-cell">
      <style:table-cell-properties fo:padding="0.097cm" fo:border="0.002cm solid #000000"/>
    </style:style>
    <style:style style:name="Tablo2.A2" style:family="table-cell">
      <style:table-cell-properties fo:padding="0.097cm" fo:border-left="0.002cm solid #000000" fo:border-right="none" fo:border-top="none" fo:border-bottom="0.002cm solid #000000"/>
    </style:style>
    <style:style style:name="Tablo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105a01" style:font-weight-asian="bold" style:font-weight-complex="bold"/>
    </style:style>
    <style:style style:name="P2" style:family="paragraph" style:parent-style-name="Standard">
      <style:text-properties style:text-underline-style="none" fo:font-weight="normal" officeooo:paragraph-rsid="00105a01" style:font-weight-asian="normal" style:font-weight-complex="normal"/>
    </style:style>
    <style:style style:name="P3" style:family="paragraph" style:parent-style-name="Standard">
      <style:text-properties officeooo:paragraph-rsid="00105a01"/>
    </style:style>
    <style:style style:name="P4" style:family="paragraph" style:parent-style-name="Table_20_Contents">
      <style:text-properties fo:font-weight="bold" officeooo:paragraph-rsid="00105a01" style:font-weight-asian="bold" style:font-weight-complex="bold"/>
    </style:style>
    <style:style style:name="P5" style:family="paragraph" style:parent-style-name="Table_20_Contents">
      <style:text-properties officeooo:paragraph-rsid="00105a01"/>
    </style:style>
    <style:style style:name="P6" style:family="paragraph" style:parent-style-name="Standard" style:list-style-name="L1">
      <style:text-properties style:text-underline-style="none" fo:font-weight="normal" officeooo:paragraph-rsid="00105a01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officeooo:paragraph-rsid="00105a0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3366" style:text-underline-style="solid" style:text-underline-width="auto" style:text-underline-color="font-color" fo:font-weight="bold" officeooo:rsid="0011f409" officeooo:paragraph-rsid="0011f409" style:font-weight-asian="bold" style:font-weight-complex="bold"/>
    </style:style>
    <style:style style:name="P9" style:family="paragraph" style:parent-style-name="Table_20_Contents">
      <style:text-properties fo:font-weight="bold" officeooo:rsid="0011f409" officeooo:paragraph-rsid="0011f40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1f409" officeooo:paragraph-rsid="0011f409"/>
    </style:style>
    <style:style style:name="P11" style:family="paragraph" style:parent-style-name="Table_20_Contents">
      <style:paragraph-properties fo:text-align="center" style:justify-single-word="false"/>
      <style:text-properties officeooo:rsid="00129090" officeooo:paragraph-rsid="00129090"/>
    </style:style>
    <style:style style:name="P12" style:family="paragraph" style:parent-style-name="Table_20_Contents" style:list-style-name="L3">
      <style:text-properties officeooo:paragraph-rsid="00105a01"/>
    </style:style>
    <style:style style:name="P13" style:family="paragraph" style:parent-style-name="Table_20_Contents" style:list-style-name="L4">
      <style:text-properties officeooo:paragraph-rsid="00105a01"/>
    </style:style>
    <style:style style:name="P14" style:family="paragraph" style:parent-style-name="Table_20_Contents" style:list-style-name="L5">
      <style:text-properties officeooo:paragraph-rsid="00105a01"/>
    </style:style>
    <style:style style:name="P15" style:family="paragraph" style:parent-style-name="Table_20_Contents" style:list-style-name="L6">
      <style:text-properties officeooo:paragraph-rsid="00105a01"/>
    </style:style>
    <style:style style:name="P16" style:family="paragraph" style:parent-style-name="Table_20_Contents" style:list-style-name="L7">
      <style:text-properties officeooo:paragraph-rsid="00105a01"/>
    </style:style>
    <style:style style:name="P17" style:family="paragraph" style:parent-style-name="Table_20_Contents" style:list-style-name="L8">
      <style:text-properties officeooo:paragraph-rsid="00105a01"/>
    </style:style>
    <style:style style:name="P18" style:family="paragraph" style:parent-style-name="Table_20_Contents" style:list-style-name="L9">
      <style:text-properties officeooo:paragraph-rsid="00105a01"/>
    </style:style>
    <style:style style:name="P19" style:family="paragraph" style:parent-style-name="Table_20_Contents" style:list-style-name="L10">
      <style:text-properties officeooo:paragraph-rsid="00105a01"/>
    </style:style>
    <style:style style:name="P20" style:family="paragraph" style:parent-style-name="Table_20_Contents" style:list-style-name="L11">
      <style:text-properties officeooo:paragraph-rsid="00105a01"/>
    </style:style>
    <style:style style:name="P21" style:family="paragraph" style:parent-style-name="Table_20_Contents" style:list-style-name="L12">
      <style:text-properties officeooo:paragraph-rsid="00105a01"/>
    </style:style>
    <style:style style:name="P22" style:family="paragraph" style:parent-style-name="Table_20_Contents" style:list-style-name="L13">
      <style:text-properties officeooo:paragraph-rsid="00105a01"/>
    </style:style>
    <style:style style:name="P23" style:family="paragraph" style:parent-style-name="Table_20_Contents" style:list-style-name="L14">
      <style:text-properties officeooo:paragraph-rsid="00105a0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5a01" style:font-weight-asian="bold" style:font-weight-complex="bold"/>
    </style:style>
    <style:style style:name="T6" style:family="text">
      <style:text-properties officeooo:rsid="0014cf88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span text:style-name="T4"><text:tab/><text:tab/></text:span><text:span text:style-name="T5">ÇEK SENET MEVZUATI</text:span></text:p>
      <text:p text:style-name="P3"/>
      <text:p text:style-name="P3"><text:tab/><text:span text:style-name="T1">Çek Hareketleri-Çek/senet Bordro Türü</text:span></text:p>
      <text:p text:style-name="P2"/>
      <text:list xml:id="list1262343639" text:style-name="L1">
        <text:list-item>
          <text:p text:style-name="P6">Müşteriden çek alındı</text:p>
        </text:list-item>
        <text:list-item>
          <text:p text:style-name="P6">Kendi çekimizi düzenlemek</text:p>
        </text:list-item>
        <text:list-item>
          <text:p text:style-name="P6">Bankaya teminat için verildi</text:p>
        </text:list-item>
        <text:list-item>
          <text:p text:style-name="P6">Bankaya tahsilat için verildi</text:p>
        </text:list-item>
        <text:list-item>
          <text:p text:style-name="P6">Tahsil edildi</text:p>
        </text:list-item>
        <text:list-item>
          <text:p text:style-name="P6">Müşteriye verildi-Ciro edildi</text:p>
        </text:list-item>
        <text:list-item>
          <text:p text:style-name="P6">Karşılıksız/Protestolu</text:p>
        </text:list-item>
        <text:list-item>
          <text:p text:style-name="P6">Müşteriye iade edildi</text:p>
        </text:list-item>
        <text:list-item>
          <text:p text:style-name="P6">Ödendi</text:p>
        </text:list-item>
        <text:list-item>
          <text:p text:style-name="P6">Tahsil edilmeyen çek/senetler</text:p>
        </text:list-item>
        <text:list-item>
          <text:p text:style-name="P6">İade alındı</text:p>
        </text:list-item>
        <text:list-item>
          <text:p text:style-name="P6">İptal</text:p>
        </text:list-item>
        <text:list-item>
          <text:p text:style-name="P6">Şüpheli Alacaklar</text:p>
        </text:list-item>
      </text:list>
      <text:p text:style-name="P2"/>
      <text:p text:style-name="P3"><text:span text:style-name="T2"><text:tab/></text:span><text:span text:style-name="T1">Çekin <text:s/>Durumu</text:span></text:p>
      <text:p text:style-name="P2"/>
      <text:list xml:id="list214319080" text:style-name="L2">
        <text:list-item>
          <text:p text:style-name="P7">Portföyde</text:p>
        </text:list-item>
        <text:list-item>
          <text:p text:style-name="P7">Bankaya teminat için verildi</text:p>
        </text:list-item>
        <text:list-item>
          <text:p text:style-name="P7">Bankaya tahsilat için verildi</text:p>
        </text:list-item>
        <text:list-item>
          <text:p text:style-name="P7">Tahsil edildi</text:p>
        </text:list-item>
        <text:list-item>
          <text:p text:style-name="P7">Müşteriye verildi-Ciro edildi</text:p>
        </text:list-item>
        <text:list-item>
          <text:p text:style-name="P7">Karşılıksız/Protestolu</text:p>
        </text:list-item>
        <text:list-item>
          <text:p text:style-name="P7">Müşteriye iade edildi</text:p>
        </text:list-item>
        <text:list-item>
          <text:p text:style-name="P7">Ödendi</text:p>
        </text:list-item>
        <text:list-item>
          <text:p text:style-name="P7">Tahsil edilemeyen çek-senetler</text:p>
        </text:list-item>
        <text:list-item>
          <text:p text:style-name="P7">İptal</text:p>
        </text:list-item>
        <text:list-item>
          <text:p text:style-name="P7">Şüpheli Alacaklar</text:p>
          <text:p text:style-name="P7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Not : Muhasene hesabı her durumda etkilenir. Eğer cari, banka ve kasa etkilenmiyor ise muhasebe kendi alt hesapları arasında etkilerinir. </text:p>
      <table:table table:name="Tablo1" table:style-name="Tablo1">
        <table:table-column table:style-name="Tablo1.A"/>
        <table:table-column table:style-name="Tablo1.B"/>
        <table:table-column table:style-name="Tablo1.C"/>
        <table:table-column table:style-name="Tablo1.D"/>
        <table:table-column table:style-name="Tablo1.E"/>
        <table:table-column table:style-name="Tablo1.F"/>
        <table:table-row table:style-name="Tablo1.1">
          <table:table-cell table:style-name="Tablo1.A1" office:value-type="string">
            <text:p text:style-name="P4">Çekin Pozisyonu</text:p>
          </table:table-cell>
          <table:table-cell table:style-name="Tablo1.A1" office:value-type="string">
            <text:p text:style-name="P4">Çekin sonraki </text:p>
            <text:p text:style-name="P4">pozisyonları</text:p>
          </table:table-cell>
          <table:table-cell table:style-name="Tablo1.A1" office:value-type="string">
            <text:p text:style-name="P4">Cari </text:p>
            <text:p text:style-name="P4">Hesap</text:p>
          </table:table-cell>
          <table:table-cell table:style-name="Tablo1.A1" office:value-type="string">
            <text:p text:style-name="P4">Banka Hesabı</text:p>
          </table:table-cell>
          <table:table-cell table:style-name="Tablo1.A1" office:value-type="string">
            <text:p text:style-name="P4">Kasa</text:p>
            <text:p text:style-name="P4">Hesabı</text:p>
          </table:table-cell>
          <table:table-cell table:style-name="Tablo1.F1" office:value-type="string">
            <text:p text:style-name="P9">Muh.</text:p>
            <text:p text:style-name="P9">Hesabı</text:p>
          </table:table-cell>
        </table:table-row>
        <table:table-row table:style-name="Tablo1.2">
          <table:table-cell table:style-name="Tablo1.A2" office:value-type="string">
            <text:p text:style-name="P4">Portföyde </text:p>
            <text:p text:style-name="P4">(Müşteri Çeki)</text:p>
          </table:table-cell>
          <table:table-cell table:style-name="Tablo1.A2" office:value-type="string">
            <text:p text:style-name="P5">Bankaya teminata verildi.</text:p>
            <text:p text:style-name="P5">Bankaya tahsilata verildi.</text:p>
            <text:p text:style-name="P5">Tahsil Edildi (elden)</text:p>
            <text:p text:style-name="P5">Müşteriye verildi/Ciro Edildi.</text:p>
            <text:p text:style-name="P5">Müşteriye iade edildi.</text:p>
            <text:p text:style-name="P5">Karşılıksız</text:p>
          </table:table-cell>
          <table:table-cell table:style-name="Tablo1.A2" office:value-type="string">
            <text:p text:style-name="P5"><text:s text:c="4"/>-----</text:p>
            <text:p text:style-name="P5"><text:s text:c="4"/>-----</text:p>
            <text:p text:style-name="P5"><text:s text:c="4"/>-----</text:p>
            <text:p text:style-name="P5"><text:s text:c="4"/>+++</text:p>
            <text:p text:style-name="P5"><text:s text:c="4"/>+++</text:p>
            <text:p text:style-name="P5"><text:s text:c="4"/>----- <text:s text:c="62"/></text:p>
          </table:table-cell>
          <table:table-cell table:style-name="Tablo1.A2" office:value-type="string">
            <text:p text:style-name="P5"><text:s text:c="3"/>-----</text:p>
            <text:p text:style-name="P5"><text:s text:c="3"/>----- <text:s text:c="3"/></text:p>
            <text:p text:style-name="P5"><text:s text:c="3"/>-----</text:p>
            <text:p text:style-name="P5"><text:s text:c="3"/>-----</text:p>
            <text:p text:style-name="P5"><text:s text:c="3"/>-----</text:p>
            <text:p text:style-name="P5"><text:s text:c="3"/>-----</text:p>
          </table:table-cell>
          <table:table-cell table:style-name="Tablo1.A2" office:value-type="string">
            <text:p text:style-name="P5"><text:s text:c="5"/>-----</text:p>
            <text:p text:style-name="P5"><text:s text:c="5"/>-----</text:p>
            <text:p text:style-name="P5"><text:s text:c="5"/>+++</text:p>
            <text:p text:style-name="P5"><text:s text:c="5"/>-----</text:p>
            <text:p text:style-name="P5"><text:s text:c="5"/>-----</text:p>
            <text:p text:style-name="P5"><text:s text:c="5"/>-----</text:p>
          </table:table-cell>
          <table:table-cell table:style-name="Tablo1.F2" office:value-type="string">
            <text:p text:style-name="P10">+++</text:p>
            <text:p text:style-name="P10">+++</text:p>
            <text:p text:style-name="P10">+++</text:p>
            <text:p text:style-name="P10">+++</text:p>
            <text:p text:style-name="P10">+++</text:p>
            <text:p text:style-name="P10">+++</text:p>
          </table:table-cell>
        </table:table-row>
        <table:table-row table:style-name="Tablo1.3">
          <table:table-cell table:style-name="Tablo1.A2" office:value-type="string">
            <text:p text:style-name="P4">Portföyde </text:p>
            <text:p text:style-name="P4">(Kendi Çekimiz)</text:p>
          </table:table-cell>
          <table:table-cell table:style-name="Tablo1.A2" office:value-type="string">
            <text:p text:style-name="P5">Bankaya teminata verildi.</text:p>
            <text:p text:style-name="P5">Müşteriye verildi/Ciro Edildi.</text:p>
            <text:p text:style-name="P5">İptal</text:p>
          </table:table-cell>
          <table:table-cell table:style-name="Tablo1.A2" office:value-type="string">
            <text:p text:style-name="P5"><text:s text:c="5"/>-----</text:p>
            <text:p text:style-name="P5"><text:s text:c="5"/>+++</text:p>
            <text:p text:style-name="P5"><text:s text:c="5"/>----- </text:p>
          </table:table-cell>
          <table:table-cell table:style-name="Tablo1.A2" office:value-type="string">
            <text:p text:style-name="P5"><text:s text:c="4"/>-----</text:p>
            <text:p text:style-name="P5"><text:s text:c="4"/>-----</text:p>
            <text:p text:style-name="P5"><text:s text:c="4"/>-----</text:p>
          </table:table-cell>
          <table:table-cell table:style-name="Tablo1.A2" office:value-type="string">
            <text:p text:style-name="P5"><text:s text:c="4"/>-----</text:p>
            <text:p text:style-name="P5"><text:s text:c="4"/>-----</text:p>
            <text:p text:style-name="P5"><text:s text:c="4"/>----- <text:s text:c="10"/></text:p>
          </table:table-cell>
          <table:table-cell table:style-name="Tablo1.F2" office:value-type="string">
            <text:p text:style-name="P10">+++</text:p>
            <text:p text:style-name="P10">+++</text:p>
            <text:p text:style-name="P10">+++</text:p>
          </table:table-cell>
        </table:table-row>
        <table:table-row>
          <table:table-cell table:style-name="Tablo1.A2" office:value-type="string">
            <text:p text:style-name="P4">Bankaya Teminata Verilmiş</text:p>
            <text:p text:style-name="P4">(Kendi Çekimiz)</text:p>
          </table:table-cell>
          <table:table-cell table:style-name="Tablo1.A2" office:value-type="string">
            <text:p text:style-name="P5">Ödendi.</text:p>
            <text:p text:style-name="P5">İade alındı.</text:p>
          </table:table-cell>
          <table:table-cell table:style-name="Tablo1.A2" office:value-type="string">
            <text:p text:style-name="P5"><text:s text:c="5"/>----- <text:s text:c="3"/></text:p>
            <text:p text:style-name="P5"><text:s text:c="5"/>----- <text:s/></text:p>
          </table:table-cell>
          <table:table-cell table:style-name="Tablo1.A2" office:value-type="string">
            <text:p text:style-name="P5"><text:s text:c="4"/>+++ </text:p>
            <text:p text:style-name="P5"><text:s text:c="4"/>----- <text:s text:c="6"/></text:p>
          </table:table-cell>
          <table:table-cell table:style-name="Tablo1.A2" office:value-type="string">
            <text:p text:style-name="P5"><text:s text:c="4"/>-----</text:p>
            <text:p text:style-name="P5"><text:s text:c="4"/>-----</text:p>
          </table:table-cell>
          <table:table-cell table:style-name="Tablo1.F2" office:value-type="string">
            <text:p text:style-name="P10">+++</text:p>
            <text:p text:style-name="P10">+++</text:p>
          </table:table-cell>
        </table:table-row>
        <table:table-row>
          <table:table-cell table:style-name="Tablo1.A2" office:value-type="string">
            <text:p text:style-name="P4">Bankaya Teminata</text:p>
            <text:p text:style-name="P4">Verilmiş</text:p>
            <text:p text:style-name="P4">(Müşteri Çeki)</text:p>
          </table:table-cell>
          <table:table-cell table:style-name="Tablo1.A2" office:value-type="string">
            <text:p text:style-name="P5">Tahsil Edildi.</text:p>
            <text:p text:style-name="P5">İade alındı.</text:p>
          </table:table-cell>
          <table:table-cell table:style-name="Tablo1.A2" office:value-type="string">
            <text:p text:style-name="P5"><text:s text:c="5"/>-----</text:p>
            <text:p text:style-name="P5"><text:s text:c="5"/>----- <text:s text:c="2"/></text:p>
          </table:table-cell>
          <table:table-cell table:style-name="Tablo1.A2" office:value-type="string">
            <text:p text:style-name="P5"><text:s text:c="4"/>+++</text:p>
            <text:p text:style-name="P5"><text:s text:c="4"/>----- <text:s text:c="8"/></text:p>
          </table:table-cell>
          <table:table-cell table:style-name="Tablo1.A2" office:value-type="string">
            <text:p text:style-name="P5"><text:s text:c="4"/>-----</text:p>
            <text:p text:style-name="P5"><text:s text:c="4"/>-----</text:p>
          </table:table-cell>
          <table:table-cell table:style-name="Tablo1.F2" office:value-type="string">
            <text:p text:style-name="P10">+++</text:p>
            <text:p text:style-name="P10">+++</text:p>
          </table:table-cell>
        </table:table-row>
        <table:table-row table:style-name="Tablo1.6">
          <table:table-cell table:style-name="Tablo1.A2" office:value-type="string">
            <text:p text:style-name="P4">Bankaya Tahsilata Verilmiş </text:p>
            <text:p text:style-name="P4">(Müşteri Çeki)</text:p>
          </table:table-cell>
          <table:table-cell table:style-name="Tablo1.A2" office:value-type="string">
            <text:p text:style-name="P5">Tahsil edildi.</text:p>
            <text:p text:style-name="P5">İade alındı.</text:p>
          </table:table-cell>
          <table:table-cell table:style-name="Tablo1.A2" office:value-type="string">
            <text:p text:style-name="P5"><text:s text:c="6"/>-----</text:p>
            <text:p text:style-name="P5"><text:s text:c="6"/>-----</text:p>
            <text:p text:style-name="P5"><text:s text:c="5"/></text:p>
          </table:table-cell>
          <table:table-cell table:style-name="Tablo1.A2" office:value-type="string">
            <text:p text:style-name="P5"><text:s text:c="4"/>+++</text:p>
            <text:p text:style-name="P5"><text:s text:c="4"/>-----</text:p>
            <text:p text:style-name="P5"><text:s text:c="4"/></text:p>
          </table:table-cell>
          <table:table-cell table:style-name="Tablo1.A2" office:value-type="string">
            <text:p text:style-name="P5"><text:s text:c="4"/>-----</text:p>
            <text:p text:style-name="P5"><text:s text:c="4"/>-----</text:p>
            <text:p text:style-name="P5"><text:s text:c="3"/></text:p>
          </table:table-cell>
          <table:table-cell table:style-name="Tablo1.F2" office:value-type="string">
            <text:p text:style-name="P10">+++</text:p>
            <text:p text:style-name="P10">+++</text:p>
          </table:table-cell>
        </table:table-row>
        <table:table-row>
          <table:table-cell table:style-name="Tablo1.A2" office:value-type="string">
            <text:p text:style-name="P4">Tahsil Edildi (elden)</text:p>
            <text:p text:style-name="P4">Tahsil Edildi (banka)</text:p>
            <text:p text:style-name="P4">(Müşteri Çeki)</text:p>
          </table:table-cell>
          <table:table-cell table:style-name="Tablo1.A2" office:value-type="string">
            <text:p text:style-name="P5"/>
          </table:table-cell>
          <table:table-cell table:style-name="Tablo1.A2" office:value-type="string">
            <text:p text:style-name="P5"><text:s text:c="6"/>-----</text:p>
            <text:p text:style-name="P5"><text:s text:c="6"/>-----</text:p>
            <text:p text:style-name="P5"><text:s text:c="18"/></text:p>
          </table:table-cell>
          <table:table-cell table:style-name="Tablo1.A2" office:value-type="string">
            <text:p text:style-name="P5"><text:s text:c="4"/>-----</text:p>
            <text:p text:style-name="P5"><text:s text:c="4"/>+++</text:p>
          </table:table-cell>
          <table:table-cell table:style-name="Tablo1.A2" office:value-type="string">
            <text:p text:style-name="P5"><text:s text:c="4"/>+++</text:p>
            <text:p text:style-name="P5"><text:s text:c="4"/>-----</text:p>
          </table:table-cell>
          <table:table-cell table:style-name="Tablo1.F2" office:value-type="string">
            <text:p text:style-name="P10">+++</text:p>
            <text:p text:style-name="P10">+++</text:p>
            <text:p text:style-name="P10"/>
          </table:table-cell>
        </table:table-row>
        <table:table-row>
          <table:table-cell table:style-name="Tablo1.A2" office:value-type="string">
            <text:p text:style-name="P4">MüşteriyeVerildi.</text:p>
            <text:p text:style-name="P4">(Müşteri Çeki)</text:p>
          </table:table-cell>
          <table:table-cell table:style-name="Tablo1.A2" office:value-type="string">
            <text:p text:style-name="P5">İade alındı.</text:p>
          </table:table-cell>
          <table:table-cell table:style-name="Tablo1.A2" office:value-type="string">
            <text:p text:style-name="P5"><text:s text:c="5"/>+++</text:p>
          </table:table-cell>
          <table:table-cell table:style-name="Tablo1.A2" office:value-type="string">
            <text:p text:style-name="P5"><text:s text:c="4"/>----- <text:s text:c="2"/></text:p>
          </table:table-cell>
          <table:table-cell table:style-name="Tablo1.A2" office:value-type="string">
            <text:p text:style-name="P5"><text:s text:c="4"/>-----</text:p>
          </table:table-cell>
          <table:table-cell table:style-name="Tablo1.F2" office:value-type="string">
            <text:p text:style-name="P10">+++</text:p>
            <text:p text:style-name="P10"/>
          </table:table-cell>
        </table:table-row>
        <table:table-row>
          <table:table-cell table:style-name="Tablo1.A2" office:value-type="string">
            <text:p text:style-name="P4">Müşteriye Verildi/Ciro Edildi.</text:p>
            <text:p text:style-name="P4">(Kendi Çekimiz)</text:p>
          </table:table-cell>
          <table:table-cell table:style-name="Tablo1.A2" office:value-type="string">
            <text:p text:style-name="P5">Ödendi.</text:p>
            <text:p text:style-name="P5">İade alındı.</text:p>
            <text:p text:style-name="P5">Ödendi(elden)</text:p>
          </table:table-cell>
          <table:table-cell table:style-name="Tablo1.A2" office:value-type="string">
            <text:p text:style-name="P5"><text:s text:c="6"/>-----</text:p>
            <text:p text:style-name="P5"><text:s text:c="6"/>+++</text:p>
            <text:p text:style-name="P5"><text:s text:c="6"/>-----</text:p>
          </table:table-cell>
          <table:table-cell table:style-name="Tablo1.A2" office:value-type="string">
            <text:p text:style-name="P5"><text:s text:c="3"/>+++</text:p>
            <text:p text:style-name="P5"><text:s text:c="3"/>-----</text:p>
            <text:p text:style-name="P5"><text:s text:c="3"/>-----</text:p>
          </table:table-cell>
          <table:table-cell table:style-name="Tablo1.A2" office:value-type="string">
            <text:p text:style-name="P5"><text:s text:c="4"/>-----</text:p>
            <text:p text:style-name="P5"><text:s text:c="4"/>-----</text:p>
            <text:p text:style-name="P5"><text:s text:c="4"/>+++</text:p>
          </table:table-cell>
          <table:table-cell table:style-name="Tablo1.F2" office:value-type="string">
            <text:p text:style-name="P10">+++</text:p>
            <text:p text:style-name="P10">+++</text:p>
            <text:p text:style-name="P10">+++</text:p>
          </table:table-cell>
        </table:table-row>
        <table:table-row>
          <table:table-cell table:style-name="Tablo1.A2" office:value-type="string">
            <text:p text:style-name="P4">Karşılıksız<text:span text:style-name="T3">/</text:span>Protestolu</text:p>
            <text:p text:style-name="P4">(Müşteri Çeki)</text:p>
          </table:table-cell>
          <table:table-cell table:style-name="Tablo1.A2" office:value-type="string">
            <text:p text:style-name="P5">Tahsil Edildi.(elden)</text:p>
            <text:p text:style-name="P5">Şüpheli Alacaklar</text:p>
            <text:p text:style-name="P5">Müşteriye iade edildi.</text:p>
          </table:table-cell>
          <table:table-cell table:style-name="Tablo1.A2" office:value-type="string">
            <text:p text:style-name="P5"><text:s text:c="6"/>-----</text:p>
            <text:p text:style-name="P5"><text:s text:c="6"/>-----</text:p>
            <text:p text:style-name="P5"><text:s text:c="6"/>+++</text:p>
          </table:table-cell>
          <table:table-cell table:style-name="Tablo1.A2" office:value-type="string">
            <text:p text:style-name="P5"><text:s text:c="4"/>-----</text:p>
            <text:p text:style-name="P5"><text:s text:c="4"/>-----</text:p>
            <text:p text:style-name="P5"><text:s text:c="4"/>-----</text:p>
          </table:table-cell>
          <table:table-cell table:style-name="Tablo1.A2" office:value-type="string">
            <text:p text:style-name="P5"><text:s text:c="3"/>+++</text:p>
            <text:p text:style-name="P5"><text:s text:c="3"/>-----</text:p>
            <text:p text:style-name="P5"><text:s text:c="3"/>-----</text:p>
          </table:table-cell>
          <table:table-cell table:style-name="Tablo1.F2" office:value-type="string">
            <text:p text:style-name="P10">+++</text:p>
            <text:p text:style-name="P10">+++</text:p>
            <text:p text:style-name="P10">+++</text:p>
          </table:table-cell>
        </table:table-row>
        <table:table-row>
          <table:table-cell table:style-name="Tablo1.A2" office:value-type="string">
            <text:p text:style-name="P4">Şüpheli Alacaklar</text:p>
            <text:p text:style-name="P4">(Müşteri Çeki)</text:p>
          </table:table-cell>
          <table:table-cell table:style-name="Tablo1.A2" office:value-type="string">
            <text:p text:style-name="P5">Tahsil Edildi.(elden)</text:p>
            <text:p text:style-name="P5">Müşteriye iade edildi.</text:p>
            <text:p text:style-name="P5">Tahsil Edilemeyen</text:p>
          </table:table-cell>
          <table:table-cell table:style-name="Tablo1.A2" office:value-type="string">
            <text:p text:style-name="P5"><text:s text:c="6"/>-----</text:p>
            <text:p text:style-name="P5"><text:s text:c="6"/>+++</text:p>
            <text:p text:style-name="P5"><text:s text:c="6"/>-----</text:p>
          </table:table-cell>
          <table:table-cell table:style-name="Tablo1.A2" office:value-type="string">
            <text:p text:style-name="P5"><text:s text:c="4"/>-----</text:p>
            <text:p text:style-name="P5"><text:s text:c="4"/>-----</text:p>
            <text:p text:style-name="P5"><text:s text:c="4"/>-----</text:p>
          </table:table-cell>
          <table:table-cell table:style-name="Tablo1.A2" office:value-type="string">
            <text:p text:style-name="P5"><text:s text:c="3"/>+++</text:p>
            <text:p text:style-name="P5"><text:s text:c="4"/>----</text:p>
            <text:p text:style-name="P5"><text:s text:c="4"/>----</text:p>
          </table:table-cell>
          <table:table-cell table:style-name="Tablo1.F2" office:value-type="string">
            <text:p text:style-name="P10">+++</text:p>
            <text:p text:style-name="P10">+++</text:p>
            <text:p text:style-name="P10">+++</text:p>
          </table:table-cell>
        </table:table-row>
        <table:table-row>
          <table:table-cell table:style-name="Tablo1.A2" office:value-type="string">
            <text:p text:style-name="P4">Müşteriye İade Edildi</text:p>
            <text:p text:style-name="P4">(Müşteri Çeki)</text:p>
          </table:table-cell>
          <table:table-cell table:style-name="Tablo1.A2" office:value-type="string">
            <text:p text:style-name="P5"/>
          </table:table-cell>
          <table:table-cell table:style-name="Tablo1.A2" office:value-type="string">
            <text:p text:style-name="P5"><text:s text:c="6"/><text:span text:style-name="T6">+++</text:span></text:p>
          </table:table-cell>
          <table:table-cell table:style-name="Tablo1.A2" office:value-type="string">
            <text:p text:style-name="P5"><text:s text:c="4"/>-----</text:p>
          </table:table-cell>
          <table:table-cell table:style-name="Tablo1.A2" office:value-type="string">
            <text:p text:style-name="P5"><text:s text:c="3"/>-----</text:p>
          </table:table-cell>
          <table:table-cell table:style-name="Tablo1.F2" office:value-type="string">
            <text:p text:style-name="P10">+++</text:p>
          </table:table-cell>
        </table:table-row>
        <table:table-row>
          <table:table-cell table:style-name="Tablo1.A2" office:value-type="string">
            <text:p text:style-name="P4">Ödendi(Kendi Çek)</text:p>
          </table:table-cell>
          <table:table-cell table:style-name="Tablo1.A2" office:value-type="string">
            <text:p text:style-name="P5"/>
          </table:table-cell>
          <table:table-cell table:style-name="Tablo1.A2" office:value-type="string">
            <text:p text:style-name="P5"><text:s text:c="6"/>-----</text:p>
          </table:table-cell>
          <table:table-cell table:style-name="Tablo1.A2" office:value-type="string">
            <text:p text:style-name="P5"><text:s text:c="4"/>+++</text:p>
          </table:table-cell>
          <table:table-cell table:style-name="Tablo1.A2" office:value-type="string">
            <text:p text:style-name="P5"><text:s text:c="3"/>-----</text:p>
          </table:table-cell>
          <table:table-cell table:style-name="Tablo1.F2" office:value-type="string">
            <text:p text:style-name="P10">+++</text:p>
          </table:table-cell>
        </table:table-row>
        <table:table-row>
          <table:table-cell table:style-name="Tablo1.A2" office:value-type="string">
            <text:p text:style-name="P4">Tahsil Edilemeyen Çek/Senetler</text:p>
            <text:p text:style-name="P4">(Müşteri Çeki)</text:p>
          </table:table-cell>
          <table:table-cell table:style-name="Tablo1.A2" office:value-type="string">
            <text:p text:style-name="P5"/>
          </table:table-cell>
          <table:table-cell table:style-name="Tablo1.A2" office:value-type="string">
            <text:p text:style-name="P5"><text:s text:c="5"/>-----</text:p>
            <text:p text:style-name="P5"><text:s text:c="5"/>-----</text:p>
          </table:table-cell>
          <table:table-cell table:style-name="Tablo1.A2" office:value-type="string">
            <text:p text:style-name="P5"><text:s text:c="4"/>-----</text:p>
            <text:p text:style-name="P5"><text:s text:c="4"/>-----</text:p>
          </table:table-cell>
          <table:table-cell table:style-name="Tablo1.A2" office:value-type="string">
            <text:p text:style-name="P5"><text:s text:c="3"/>-----</text:p>
            <text:p text:style-name="P5"><text:s text:c="3"/>-----</text:p>
          </table:table-cell>
          <table:table-cell table:style-name="Tablo1.F2" office:value-type="string">
            <text:p text:style-name="P10">+++</text:p>
            <text:p text:style-name="P10">+++</text:p>
          </table:table-cell>
        </table:table-row>
        <text:soft-page-break/>
        <table:table-row>
          <table:table-cell table:style-name="Tablo1.A2" office:value-type="string">
            <text:p text:style-name="P4">İade Alındı/Portföyde</text:p>
            <text:p text:style-name="P4">(Kendi Çekimiz)</text:p>
          </table:table-cell>
          <table:table-cell table:style-name="Tablo1.A2" office:value-type="string">
            <text:p text:style-name="P5"><text:s/>Portföydeki tüm işlemleri </text:p>
            <text:p text:style-name="P5"><text:s/>gerçekleştirebiliriz.</text:p>
          </table:table-cell>
          <table:table-cell table:style-name="Tablo1.A2" office:value-type="string">
            <text:p text:style-name="P5"><text:s text:c="5"/>+++</text:p>
            <text:p text:style-name="P5"><text:s text:c="3"/></text:p>
          </table:table-cell>
          <table:table-cell table:style-name="Tablo1.A2" office:value-type="string">
            <text:p text:style-name="P5"><text:s text:c="4"/>-----</text:p>
            <text:p text:style-name="P5"><text:s text:c="4"/></text:p>
          </table:table-cell>
          <table:table-cell table:style-name="Tablo1.A2" office:value-type="string">
            <text:p text:style-name="P5"><text:s text:c="4"/>-----</text:p>
            <text:p text:style-name="P5"><text:s text:c="4"/></text:p>
          </table:table-cell>
          <table:table-cell table:style-name="Tablo1.F2" office:value-type="string">
            <text:p text:style-name="P11">+++</text:p>
          </table:table-cell>
        </table:table-row>
        <table:table-row>
          <table:table-cell table:style-name="Tablo1.A2" office:value-type="string">
            <text:p text:style-name="P4">İade alındı/Portföyde</text:p>
            <text:p text:style-name="P4">(Müşteri Çeki)</text:p>
          </table:table-cell>
          <table:table-cell table:style-name="Tablo1.A2" office:value-type="string">
            <text:p text:style-name="P5"><text:s/>Portföydeki tüm işlemleri</text:p>
            <text:p text:style-name="P5"><text:s/>gerçekleştirebiliriz.</text:p>
          </table:table-cell>
          <table:table-cell table:style-name="Tablo1.A2" office:value-type="string">
            <text:p text:style-name="P5"><text:s text:c="5"/>+++</text:p>
          </table:table-cell>
          <table:table-cell table:style-name="Tablo1.A2" office:value-type="string">
            <text:p text:style-name="P5"><text:s text:c="4"/>-----</text:p>
          </table:table-cell>
          <table:table-cell table:style-name="Tablo1.A2" office:value-type="string">
            <text:p text:style-name="P5"><text:s text:c="4"/>-----</text:p>
          </table:table-cell>
          <table:table-cell table:style-name="Tablo1.F2" office:value-type="string">
            <text:p text:style-name="P11">+++</text:p>
          </table:table-cell>
        </table:table-row>
        <table:table-row>
          <table:table-cell table:style-name="Tablo1.A2" office:value-type="string">
            <text:p text:style-name="P4">İptal</text:p>
          </table:table-cell>
          <table:table-cell table:style-name="Tablo1.A2" office:value-type="string">
            <text:p text:style-name="P5"><text:s/>Portfoyde</text:p>
          </table:table-cell>
          <table:table-cell table:style-name="Tablo1.A2" office:value-type="string">
            <text:p text:style-name="P5"><text:s text:c="4"/>-----</text:p>
          </table:table-cell>
          <table:table-cell table:style-name="Tablo1.A2" office:value-type="string">
            <text:p text:style-name="P5"><text:s text:c="3"/>-----</text:p>
          </table:table-cell>
          <table:table-cell table:style-name="Tablo1.A2" office:value-type="string">
            <text:p text:style-name="P5"><text:s text:c="3"/>-----</text:p>
          </table:table-cell>
          <table:table-cell table:style-name="Tablo1.F2" office:value-type="string">
            <text:p text:style-name="P11">+++</text:p>
          </table:table-cell>
        </table:table-row>
      </table:table>
      <table:table table:name="Tablo2" table:style-name="Tablo2">
        <table:table-column table:style-name="Tablo2.A"/>
        <table:table-column table:style-name="Tablo2.B"/>
        <table:table-column table:style-name="Tablo2.C"/>
        <table:table-column table:style-name="Tablo2.D"/>
        <text:soft-page-break/>
        <table:table-row>
          <table:table-cell table:style-name="Tablo2.A1" table:number-columns-spanned="2" office:value-type="string">
            <text:p text:style-name="P5">Çek Pozisyonu</text:p>
          </table:table-cell>
          <table:covered-table-cell/>
          <table:table-cell table:style-name="Tablo2.C1" table:number-columns-spanned="2" office:value-type="string">
            <text:p text:style-name="P5">Sonraki Pozisyonları</text:p>
          </table:table-cell>
          <table:covered-table-cell/>
        </table:table-row>
        <table:table-row>
          <table:table-cell table:style-name="Tablo2.A2" office:value-type="string">
            <text:p text:style-name="P5">Çek Hareketi</text:p>
          </table:table-cell>
          <table:table-cell table:style-name="Tablo2.A2" office:value-type="string">
            <text:p text:style-name="P5">Durumu</text:p>
          </table:table-cell>
          <table:table-cell table:style-name="Tablo2.A2" office:value-type="string">
            <text:p text:style-name="P5">Çek Hareketi</text:p>
          </table:table-cell>
          <table:table-cell table:style-name="Tablo2.D2" office:value-type="string">
            <text:p text:style-name="P5">Durumu</text:p>
          </table:table-cell>
        </table:table-row>
        <table:table-row>
          <table:table-cell table:style-name="Tablo2.A2" office:value-type="string">
            <text:p text:style-name="P5">Müşteriden çek alındı</text:p>
          </table:table-cell>
          <table:table-cell table:style-name="Tablo2.A2" office:value-type="string">
            <text:p text:style-name="P5">PORTFÖYDE</text:p>
          </table:table-cell>
          <table:table-cell table:style-name="Tablo2.D2" table:number-columns-spanned="2" office:value-type="string">
            <text:list xml:id="list779425102" text:style-name="L3">
              <text:list-item>
                <text:p text:style-name="P12">Bankaya teminata verildi.</text:p>
              </text:list-item>
              <text:list-item>
                <text:p text:style-name="P12">Bankaya tahsilata verildi.</text:p>
              </text:list-item>
              <text:list-item>
                <text:p text:style-name="P12">Tahsil Edildi(elden)</text:p>
              </text:list-item>
              <text:list-item>
                <text:p text:style-name="P12">Müşteriye verildi.</text:p>
              </text:list-item>
              <text:list-item>
                <text:p text:style-name="P12">Müşteriye iade edildi.</text:p>
              </text:list-item>
              <text:list-item>
                <text:p text:style-name="P12">Karşılıksız</text:p>
              </text:list-item>
            </text:list>
            <text:p text:style-name="P5"/>
          </table:table-cell>
          <table:covered-table-cell/>
        </table:table-row>
        <table:table-row>
          <table:table-cell table:style-name="Tablo2.A2" office:value-type="string">
            <text:p text:style-name="P5">Kendi çekimizi düzenlemek</text:p>
          </table:table-cell>
          <table:table-cell table:style-name="Tablo2.A2" office:value-type="string">
            <text:p text:style-name="P5">PORTFÖYDE</text:p>
          </table:table-cell>
          <table:table-cell table:style-name="Tablo2.D2" table:number-columns-spanned="2" office:value-type="string">
            <text:list xml:id="list512266782" text:style-name="L4">
              <text:list-item>
                <text:p text:style-name="P13">Bankaya teminata verildi</text:p>
              </text:list-item>
              <text:list-item>
                <text:p text:style-name="P13">Müşteriye verildi</text:p>
              </text:list-item>
              <text:list-item>
                <text:p text:style-name="P13">İptal</text:p>
              </text:list-item>
            </text:list>
          </table:table-cell>
          <table:covered-table-cell/>
        </table:table-row>
        <table:table-row>
          <table:table-cell table:style-name="Tablo2.A2" office:value-type="string">
            <text:p text:style-name="P5">Bankaya teminata verildi(Bizim çek)</text:p>
          </table:table-cell>
          <table:table-cell table:style-name="Tablo2.A2" office:value-type="string">
            <text:p text:style-name="P5">Bankaya teminata verildi</text:p>
          </table:table-cell>
          <table:table-cell table:style-name="Tablo2.D2" table:number-columns-spanned="2" office:value-type="string">
            <text:list xml:id="list862851671" text:style-name="L5">
              <text:list-item>
                <text:p text:style-name="P14">Ödendi</text:p>
              </text:list-item>
              <text:list-item>
                <text:p text:style-name="P14">İade Alındı <text:s text:c="20"/>PORTFÖYDE</text:p>
              </text:list-item>
            </text:list>
          </table:table-cell>
          <table:covered-table-cell/>
        </table:table-row>
        <table:table-row>
          <table:table-cell table:style-name="Tablo2.A2" office:value-type="string">
            <text:p text:style-name="P5">Bankaya teminata verildi(Müşteri çeki)</text:p>
          </table:table-cell>
          <table:table-cell table:style-name="Tablo2.A2" office:value-type="string">
            <text:p text:style-name="P5">Bankaya teminata verildi</text:p>
          </table:table-cell>
          <table:table-cell table:style-name="Tablo2.D2" table:number-columns-spanned="2" office:value-type="string">
            <text:list xml:id="list1993652773" text:style-name="L6">
              <text:list-item>
                <text:p text:style-name="P15">Tahsil edildi</text:p>
              </text:list-item>
              <text:list-item>
                <text:p text:style-name="P15">İade alındı <text:s text:c="21"/>PORTFÖYDE</text:p>
              </text:list-item>
            </text:list>
          </table:table-cell>
          <table:covered-table-cell/>
        </table:table-row>
        <table:table-row>
          <table:table-cell table:style-name="Tablo2.A2" office:value-type="string">
            <text:p text:style-name="P5">Bankaya tahsilata verildi(Müşteri çeki)</text:p>
          </table:table-cell>
          <table:table-cell table:style-name="Tablo2.A2" office:value-type="string">
            <text:p text:style-name="P5">Bankaya tahsilata verildi</text:p>
          </table:table-cell>
          <table:table-cell table:style-name="Tablo2.D2" table:number-columns-spanned="2" office:value-type="string">
            <text:list xml:id="list163698414" text:style-name="L7">
              <text:list-item>
                <text:p text:style-name="P16">Tahsil Edildi</text:p>
              </text:list-item>
              <text:list-item>
                <text:p text:style-name="P16">İade Alındı <text:s text:c="20"/>PORTFÖYDE</text:p>
              </text:list-item>
            </text:list>
          </table:table-cell>
          <table:covered-table-cell/>
        </table:table-row>
        <table:table-row>
          <table:table-cell table:style-name="Tablo2.A2" office:value-type="string">
            <text:p text:style-name="P5">Tahsil Edildi(Müşteri çeki)</text:p>
          </table:table-cell>
          <table:table-cell table:style-name="Tablo2.A2" office:value-type="string">
            <text:p text:style-name="P5">Tahsil edildi</text:p>
          </table:table-cell>
          <table:table-cell table:style-name="Tablo2.D2" table:number-columns-spanned="2" office:value-type="string">
            <text:p text:style-name="P5">--------------------------------------------------</text:p>
          </table:table-cell>
          <table:covered-table-cell/>
        </table:table-row>
        <table:table-row>
          <table:table-cell table:style-name="Tablo2.A2" office:value-type="string">
            <text:p text:style-name="P5">Müşteriye verildi</text:p>
            <text:p text:style-name="P5">(Bizim çek)</text:p>
          </table:table-cell>
          <table:table-cell table:style-name="Tablo2.A2" office:value-type="string">
            <text:p text:style-name="P5">Müşteriye verildi</text:p>
          </table:table-cell>
          <table:table-cell table:style-name="Tablo2.D2" table:number-columns-spanned="2" office:value-type="string">
            <text:list xml:id="list601776065" text:style-name="L8">
              <text:list-item>
                <text:p text:style-name="P17">Ödendi</text:p>
              </text:list-item>
              <text:list-item>
                <text:p text:style-name="P17">İade Alındı</text:p>
              </text:list-item>
            </text:list>
          </table:table-cell>
          <table:covered-table-cell/>
        </table:table-row>
        <table:table-row>
          <table:table-cell table:style-name="Tablo2.A2" office:value-type="string">
            <text:p text:style-name="P5">Müşteriye verildi(Müşteri çeki)</text:p>
          </table:table-cell>
          <table:table-cell table:style-name="Tablo2.A2" office:value-type="string">
            <text:p text:style-name="P5">Müşteriye verildi</text:p>
          </table:table-cell>
          <table:table-cell table:style-name="Tablo2.D2" table:number-columns-spanned="2" office:value-type="string">
            <text:list xml:id="list1803381867" text:style-name="L9">
              <text:list-item>
                <text:p text:style-name="P18">İade alındı</text:p>
              </text:list-item>
            </text:list>
          </table:table-cell>
          <table:covered-table-cell/>
        </table:table-row>
        <table:table-row>
          <table:table-cell table:style-name="Tablo2.A2" office:value-type="string">
            <text:p text:style-name="P5">Karşılıksız/Protestolu</text:p>
            <text:p text:style-name="P5">(Müşteri çeki)</text:p>
          </table:table-cell>
          <table:table-cell table:style-name="Tablo2.A2" office:value-type="string">
            <text:p text:style-name="P5">Karşılıksız</text:p>
          </table:table-cell>
          <table:table-cell table:style-name="Tablo2.D2" table:number-columns-spanned="2" office:value-type="string">
            <text:list xml:id="list297954723" text:style-name="L10">
              <text:list-item>
                <text:p text:style-name="P19">Tahsil edildi(elden)</text:p>
              </text:list-item>
              <text:list-item>
                <text:p text:style-name="P19">Şüpheli alacaklar</text:p>
              </text:list-item>
              <text:list-item>
                <text:p text:style-name="P19">Müşteriye iade edildi.</text:p>
              </text:list-item>
            </text:list>
          </table:table-cell>
          <table:covered-table-cell/>
        </table:table-row>
        <table:table-row>
          <table:table-cell table:style-name="Tablo2.A2" office:value-type="string">
            <text:p text:style-name="P5">Şüpheli Alacaklar(Müşteri çeki)</text:p>
          </table:table-cell>
          <table:table-cell table:style-name="Tablo2.A2" office:value-type="string">
            <text:p text:style-name="P5">Şüpheli Alacaklar</text:p>
            <text:p text:style-name="P5"/>
          </table:table-cell>
          <table:table-cell table:style-name="Tablo2.D2" table:number-columns-spanned="2" office:value-type="string">
            <text:list xml:id="list652412084" text:style-name="L11">
              <text:list-item>
                <text:p text:style-name="P20">Tahsil edildi(elden)</text:p>
              </text:list-item>
              <text:list-item>
                <text:p text:style-name="P20">Müşteriye iade edildi.</text:p>
              </text:list-item>
              <text:list-item>
                <text:p text:style-name="P20">Tahsil edilemeyen</text:p>
              </text:list-item>
            </text:list>
          </table:table-cell>
          <table:covered-table-cell/>
        </table:table-row>
        <table:table-row>
          <table:table-cell table:style-name="Tablo2.A2" office:value-type="string">
            <text:p text:style-name="P5">Müşteriye iade edildi</text:p>
            <text:p text:style-name="P5">(Müşteri çeki)</text:p>
          </table:table-cell>
          <table:table-cell table:style-name="Tablo2.A2" office:value-type="string">
            <text:p text:style-name="P5">Müşteriye iade edildi</text:p>
          </table:table-cell>
          <table:table-cell table:style-name="Tablo2.D2" table:number-columns-spanned="2" office:value-type="string">
            <text:list xml:id="list351036143" text:continue-numbering="true" text:style-name="L11">
              <text:list-header>
                <text:p text:style-name="P20"/>
              </text:list-header>
            </text:list>
          </table:table-cell>
          <table:covered-table-cell/>
        </table:table-row>
        <table:table-row>
          <table:table-cell table:style-name="Tablo2.A2" office:value-type="string">
            <text:p text:style-name="P5">Ödendi(Bizim çek)</text:p>
          </table:table-cell>
          <table:table-cell table:style-name="Tablo2.A2" office:value-type="string">
            <text:p text:style-name="P5">Ödendi</text:p>
          </table:table-cell>
          <table:table-cell table:style-name="Tablo2.D2" table:number-columns-spanned="2" office:value-type="string">
            <text:list xml:id="list2137303184" text:continue-numbering="true" text:style-name="L11">
              <text:list-header>
                <text:p text:style-name="P20"/>
              </text:list-header>
            </text:list>
          </table:table-cell>
          <table:covered-table-cell/>
        </table:table-row>
        <table:table-row>
          <table:table-cell table:style-name="Tablo2.A2" office:value-type="string">
            <text:p text:style-name="P5">Tahsil Edilemeyen</text:p>
            <text:p text:style-name="P5">(Müşteri çek)</text:p>
          </table:table-cell>
          <table:table-cell table:style-name="Tablo2.A2" office:value-type="string">
            <text:p text:style-name="P5">Tahsil Edilemeyen</text:p>
          </table:table-cell>
          <table:table-cell table:style-name="Tablo2.D2" table:number-columns-spanned="2" office:value-type="string">
            <text:list xml:id="list1162529914" text:continue-numbering="true" text:style-name="L11">
              <text:list-header>
                <text:p text:style-name="P20"/>
              </text:list-header>
            </text:list>
          </table:table-cell>
          <table:covered-table-cell/>
        </table:table-row>
        <table:table-row>
          <table:table-cell table:style-name="Tablo2.A2" office:value-type="string">
            <text:p text:style-name="P5">İade alındı(Bizim çek)</text:p>
          </table:table-cell>
          <table:table-cell table:style-name="Tablo2.A2" office:value-type="string">
            <text:p text:style-name="P5">PORTFÖYDE</text:p>
          </table:table-cell>
          <table:table-cell table:style-name="Tablo2.D2" table:number-columns-spanned="2" office:value-type="string">
            <text:list xml:id="list2029752700" text:style-name="L12">
              <text:list-item>
                <text:p text:style-name="P21">Bankaya teminata verildi</text:p>
              </text:list-item>
              <text:list-item>
                <text:p text:style-name="P21">Müşteriye verildi</text:p>
              </text:list-item>
              <text:list-item>
                <text:p text:style-name="P21">İptal</text:p>
              </text:list-item>
            </text:list>
          </table:table-cell>
          <table:covered-table-cell/>
        </table:table-row>
        <table:table-row>
          <table:table-cell table:style-name="Tablo2.A2" office:value-type="string">
            <text:p text:style-name="P5">İade alındı(Müşteri çeki)</text:p>
          </table:table-cell>
          <table:table-cell table:style-name="Tablo2.A2" office:value-type="string">
            <text:p text:style-name="P5">PORTFÖYDE</text:p>
          </table:table-cell>
          <table:table-cell table:style-name="Tablo2.D2" table:number-columns-spanned="2" office:value-type="string">
            <text:list xml:id="list1636322216" text:style-name="L13">
              <text:list-item>
                <text:p text:style-name="P22">Bankaya teminata verildi</text:p>
              </text:list-item>
              <text:list-item>
                <text:p text:style-name="P22">Bankaya tahsilata verildi</text:p>
              </text:list-item>
              <text:list-item>
                <text:p text:style-name="P22">Tahsil edildi(elden)</text:p>
              </text:list-item>
              <text:list-item>
                <text:p text:style-name="P22">Müşteriye verildi</text:p>
              </text:list-item>
              <text:list-item>
                <text:p text:style-name="P22">Müşteriye iade edildi</text:p>
              </text:list-item>
              <text:list-item>
                <text:p text:style-name="P22">Karşılıksız</text:p>
              </text:list-item>
            </text:list>
          </table:table-cell>
          <table:covered-table-cell/>
        </table:table-row>
        <table:table-row>
          <table:table-cell table:style-name="Tablo2.A2" office:value-type="string">
            <text:p text:style-name="P5">İptal</text:p>
          </table:table-cell>
          <table:table-cell table:style-name="Tablo2.A2" office:value-type="string">
            <text:p text:style-name="P5">İptal</text:p>
          </table:table-cell>
          <table:table-cell table:style-name="Tablo2.D2" table:number-columns-spanned="2" office:value-type="string">
            <text:list xml:id="list2152611547" text:style-name="L14">
              <text:list-item>
                <text:p text:style-name="P23">Portföyde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class="text">
      <style:paragraph-properties fo:margin-top="0.212cm" fo:margin-bottom="0.212cm" fo:keep-with-next="always" text:number-lines="false" text:line-number="0"/>
      <style:text-properties style:font-name="Liberation Sans" fo:font-size="12pt" fo:font-style="italic" style:font-name-asian="DejaVu Sans" style:font-size-asian="12pt" style:font-style-asian="italic" style:font-name-complex="DejaVu San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5$Build-9492</meta:generator>
    <meta:creation-date>2008-03-26T16:46:05</meta:creation-date>
    <dc:date>2011-07-12T17:48:20</dc:date>
    <meta:editing-cycles>7</meta:editing-cycles>
    <meta:editing-duration>PT00H15M35S</meta:editing-duration>
    <meta:document-statistic meta:table-count="2" meta:image-count="0" meta:object-count="0" meta:page-count="5" meta:paragraph-count="320" meta:word-count="587" meta:character-count="4523"/>
    <meta:user-defined meta:name="Info 1"/>
    <meta:user-defined meta:name="Info 2"/>
    <meta:user-defined meta:name="Info 3"/>
    <meta:user-defined meta:name="Info 4"/>
  </office:meta>
</office:document-meta>
</file>